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b361" officeooo:paragraph-rsid="0005b36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5b361" officeooo:paragraph-rsid="0005b361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7c521"/>
    </style:style>
    <style:style style:name="P4" style:family="paragraph" style:parent-style-name="Standard">
      <style:paragraph-properties fo:text-align="start" style:justify-single-word="false"/>
      <style:text-properties officeooo:rsid="00071ce8" officeooo:paragraph-rsid="00071ce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71ce8" officeooo:paragraph-rsid="00071ce8"/>
    </style:style>
    <style:style style:name="T1" style:family="text">
      <style:text-properties officeooo:rsid="00071ce8"/>
    </style:style>
    <style:style style:name="T2" style:family="text">
      <style:text-properties officeooo:rsid="0007c521"/>
    </style:style>
    <style:style style:name="T3" style:family="text">
      <style:text-properties officeooo:rsid="000aa812"/>
    </style:style>
    <style:style style:name="T4" style:family="text">
      <style:text-properties officeooo:rsid="000d82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list xml:id="list6360977177616171503" text:style-name="L1">
        <text:list-item>
          <text:p text:style-name="P2">MainWidget : est une classe gérant les interactions avec OpenGL (initialisation, affichage,events,…).</text:p>
        </text:list-item>
        <text:list-item>
          <text:p text:style-name="P2">GeometryEngine : est une classe permettant de charger et d’afficher un model dans OpenGL.</text:p>
        </text:list-item>
        <text:list-item>
          <text:p text:style-name="P2">fshader.glsl : est un fragment shader permettant l’affichage de la texture du cube.</text:p>
        </text:list-item>
        <text:list-item>
          <text:p text:style-name="P2">vshader.glsl : est un vertex shader <text:span text:style-name="T1">permettant l’affichage du model sur l’ecran.</text:span></text:p>
        </text:list-item>
      </text:list>
      <text:p text:style-name="P1"/>
      <text:p text:style-name="P4">Question 2 :</text:p>
      <text:list xml:id="list3399032888188784023" text:style-name="L2">
        <text:list-item>
          <text:p text:style-name="P5">initCubeGeometry : Stock les sommets et les faces du cube (par triangles) dans un VBA.</text:p>
        </text:list-item>
        <text:list-item>
          <text:p text:style-name="P5">DrawCubeGeometry : Utilise le VBA pour afficher le model contenue.</text:p>
        </text:list-item>
      </text:list>
      <text:p text:style-name="P4"/>
      <text:p text:style-name="P4">Question 3<text:span text:style-name="T4">+4</text:span> :</text:p>
      <text:list xml:id="list3236292751081371826" text:style-name="L3">
        <text:list-item>
          <text:p text:style-name="P3"><text:span text:style-name="T2">voir sourc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24:17.060747871</meta:creation-date>
    <dc:date>2017-09-15T12:32:01.522304216</dc:date>
    <meta:editing-duration>PT1H26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4" meta:character-count="562" meta:non-whitespace-character-count="485"/>
  </office:meta>
</office:document-meta>
</file>